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MS Mincho" svg:font-family="'MS Mincho'"/>
    <style:font-face style:name="OpenSymbol" svg:font-family="OpenSymbol"/>
    <style:font-face style:name="Symbol" svg:font-family="Symbol"/>
    <style:font-face style:name="Times New Roman1" svg:font-family="'Times New Roman'"/>
    <style:font-face style:name="Arial1" svg:font-family="Arial" style:font-family-generic="swiss"/>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ystem" style:font-pitch="variable"/>
  </office:font-face-decls>
  <office:automatic-styles>
    <style:style style:name="Table1" style:family="table">
      <style:table-properties style:width="17.674cm" table:align="center"/>
    </style:style>
    <style:style style:name="Table1.A" style:family="table-column">
      <style:table-column-properties style:column-width="17.674cm"/>
    </style:style>
    <style:style style:name="Table2" style:family="table">
      <style:table-properties style:width="4.445cm" table:align="left"/>
    </style:style>
    <style:style style:name="Table2.A" style:family="table-column">
      <style:table-column-properties style:column-width="0.291cm"/>
    </style:style>
    <style:style style:name="Table2.B" style:family="table-column">
      <style:table-column-properties style:column-width="4.154cm"/>
    </style:style>
    <style:style style:name="Table2.1" style:family="table-row">
      <style:table-row-properties style:min-row-height="0.582cm"/>
    </style:style>
    <style:style style:name="Table2.A1" style:family="table-cell">
      <style:table-cell-properties style:vertical-align="middle"/>
    </style:style>
    <style:style style:name="P1" style:family="paragraph" style:parent-style-name="Horizontal_20_Line">
      <style:paragraph-properties fo:text-align="center" style:justify-single-word="false" fo:padding="0cm" fo:border="none"/>
    </style:style>
    <style:style style:name="P2" style:family="paragraph" style:parent-style-name="Text_20_body" style:master-page-name="HTML">
      <style:paragraph-properties style:page-number="auto"/>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left="0.542cm" fo:margin-right="0cm" fo:text-align="justify" style:justify-single-word="false" fo:text-indent="0cm" style:auto-text-indent="false" fo:padding="0cm" fo:border="none"/>
      <style:text-properties fo:color="#000000"/>
    </style:style>
    <style:style style:name="P5" style:family="paragraph" style:parent-style-name="Table_20_Contents">
      <style:paragraph-properties fo:margin-left="0.542cm" fo:margin-right="0cm" fo:text-align="justify" style:justify-single-word="false" fo:text-indent="0cm" style:auto-text-indent="false" fo:padding="0cm" fo:border="none"/>
      <style:text-properties fo:color="#000000" fo:font-size="12pt" fo:language="de" fo:country="DE"/>
    </style:style>
    <style:style style:name="P6" style:family="paragraph" style:parent-style-name="Table_20_Contents" style:list-style-name="L1">
      <style:paragraph-properties fo:margin-top="0cm" fo:margin-bottom="0cm" fo:padding="0cm" fo:border="none"/>
    </style:style>
    <style:style style:name="P7" style:family="paragraph" style:parent-style-name="Table_20_Contents" style:list-style-name="L2">
      <style:paragraph-properties fo:margin-top="0cm" fo:margin-bottom="0cm" fo:padding="0cm" fo:border="none"/>
    </style:style>
    <style:style style:name="P8" style:family="paragraph" style:parent-style-name="Table_20_Contents" style:list-style-name="L1">
      <style:paragraph-properties fo:margin-top="0cm" fo:margin-bottom="0cm" fo:padding="0cm" fo:border="none"/>
      <style:text-properties fo:color="#000000" officeooo:paragraph-rsid="0012a3d5"/>
    </style:style>
    <style:style style:name="P9" style:family="paragraph" style:parent-style-name="Table_20_Contents">
      <style:paragraph-properties fo:margin-left="1.27cm" fo:margin-right="0cm" fo:text-align="center" style:justify-single-word="false" fo:text-indent="0cm" style:auto-text-indent="false" fo:padding="0cm" fo:border="none"/>
    </style:style>
    <style:style style:name="P10" style:family="paragraph" style:parent-style-name="Table_20_Contents">
      <style:paragraph-properties fo:padding="0cm" fo:border="none"/>
    </style:style>
    <style:style style:name="P11" style:family="paragraph" style:parent-style-name="Table_20_Contents">
      <style:paragraph-properties fo:padding="0cm" fo:border="none"/>
      <style:text-properties fo:color="#000000"/>
    </style:style>
    <style:style style:name="P12" style:family="paragraph" style:parent-style-name="Table_20_Contents">
      <style:paragraph-properties fo:text-align="center" style:justify-single-word="false" fo:padding="0cm" fo:border="none"/>
      <style:text-properties fo:color="#000000" fo:font-size="12pt"/>
    </style:style>
    <style:style style:name="P13" style:family="paragraph" style:parent-style-name="Table_20_Contents">
      <style:paragraph-properties fo:padding="0cm" fo:border="none"/>
      <style:text-properties fo:color="#000000" fo:font-size="12pt" fo:language="de" fo:country="DE"/>
    </style:style>
    <style:style style:name="P14" style:family="paragraph" style:parent-style-name="Table_20_Contents">
      <style:paragraph-properties fo:padding="0cm" fo:border="none"/>
      <style:text-properties fo:color="#000000" fo:font-size="14pt" fo:language="de" fo:country="DE" fo:font-weight="bold"/>
    </style:style>
    <style:style style:name="P15" style:family="paragraph" style:parent-style-name="Table_20_Contents">
      <style:paragraph-properties fo:text-align="justify" style:justify-single-word="false" fo:padding="0cm" fo:border="none"/>
      <style:text-properties fo:color="#000000" fo:language="de" fo:country="DE"/>
    </style:style>
    <style:style style:name="P16" style:family="paragraph" style:parent-style-name="Table_20_Contents">
      <style:paragraph-properties fo:text-align="justify" style:justify-single-word="false" fo:padding="0cm" fo:border="none"/>
      <style:text-properties fo:color="#000000"/>
    </style:style>
    <style:style style:name="P17" style:family="paragraph" style:parent-style-name="Table_20_Contents">
      <style:paragraph-properties fo:text-align="center" style:justify-single-word="false" fo:padding="0cm" fo:border="none"/>
    </style:style>
    <style:style style:name="P18" style:family="paragraph" style:parent-style-name="Table_20_Contents" style:list-style-name="L2">
      <style:paragraph-properties fo:padding="0cm" fo:border="none"/>
    </style:style>
    <style:style style:name="P19" style:family="paragraph" style:parent-style-name="Text_20_body.MsoNormal">
      <style:paragraph-properties fo:margin-left="1.595cm" fo:margin-right="0cm" fo:text-indent="-1.053cm" style:auto-text-indent="false" fo:padding="0cm" fo:border="none"/>
    </style:style>
    <style:style style:name="P20" style:family="paragraph" style:parent-style-name="Text_20_body.MsoNormal">
      <style:paragraph-properties fo:margin-left="0cm" fo:margin-right="14.534cm" fo:text-indent="0cm" style:auto-text-indent="false"/>
    </style:style>
    <style:style style:name="P21" style:family="paragraph" style:parent-style-name="Text_20_body.MsoNormal" style:list-style-name="L1">
      <style:paragraph-properties fo:margin-left="0cm" fo:margin-right="0cm" fo:margin-top="0cm" fo:margin-bottom="0cm" fo:text-indent="0cm" style:auto-text-indent="false" fo:padding="0cm" fo:border="none"/>
      <style:text-properties officeooo:paragraph-rsid="0012a3d5"/>
    </style:style>
    <style:style style:name="P22" style:family="paragraph" style:parent-style-name="Text_20_body.MsoNormal">
      <style:paragraph-properties fo:margin-left="0cm" fo:margin-right="0cm" fo:margin-top="0cm" fo:margin-bottom="0cm" fo:text-indent="0cm" style:auto-text-indent="false" fo:padding="0cm" fo:border="none"/>
      <style:text-properties officeooo:paragraph-rsid="0012a3d5"/>
    </style:style>
    <style:style style:name="P23" style:family="paragraph" style:parent-style-name="Heading_20_2">
      <style:paragraph-properties fo:padding="0cm" fo:border="none"/>
      <style:text-properties style:font-name="Arial" fo:font-size="14pt"/>
    </style:style>
    <style:style style:name="P24" style:family="paragraph" style:parent-style-name="Heading_20_2">
      <style:paragraph-properties fo:text-align="start" style:justify-single-word="false" fo:padding="0cm" fo:border="none"/>
      <style:text-properties style:font-name="Arial" fo:font-size="14pt" fo:language="de" fo:country="DE"/>
    </style:style>
    <style:style style:name="P25" style:family="paragraph" style:parent-style-name="Heading_20_2">
      <style:paragraph-properties fo:text-align="start" style:justify-single-word="false" fo:padding="0cm" fo:border="none"/>
    </style:style>
    <style:style style:name="T1" style:family="text">
      <style:text-properties fo:language="de" fo:country="DE" fo:font-weight="normal"/>
    </style:style>
    <style:style style:name="T2" style:family="text">
      <style:text-properties fo:color="#3366ff"/>
    </style:style>
    <style:style style:name="T3" style:family="text">
      <style:text-properties fo:color="#3366ff" style:font-name="Times New Roman1" fo:font-size="12pt" fo:language="de" fo:country="DE"/>
    </style:style>
    <style:style style:name="T4" style:family="text">
      <style:text-properties fo:color="#3366ff" style:font-name="Arial" fo:language="de" fo:country="DE"/>
    </style:style>
    <style:style style:name="T5" style:family="text">
      <style:text-properties fo:color="#3366ff" style:font-name="Arial" fo:language="en" fo:country="US"/>
    </style:style>
    <style:style style:name="T6" style:family="text">
      <style:text-properties fo:color="#000000"/>
    </style:style>
    <style:style style:name="T7" style:family="text">
      <style:text-properties fo:color="#000000" fo:font-size="12pt" fo:language="de" fo:country="DE"/>
    </style:style>
    <style:style style:name="T8" style:family="text">
      <style:text-properties fo:color="#000000" style:font-name="Arial" fo:language="de" fo:country="DE"/>
    </style:style>
    <style:style style:name="T9" style:family="text">
      <style:text-properties fo:color="#000000" style:font-name="Arial" fo:language="en" fo:country="US"/>
    </style:style>
    <style:style style:name="T10" style:family="text">
      <style:text-properties fo:color="#000000" fo:font-size="14pt" fo:language="de" fo:country="DE" fo:font-weight="bold"/>
    </style:style>
    <style:style style:name="T11" style:family="text">
      <style:text-properties fo:color="#000000" style:font-name-asian="MS Mincho" style:language-asian="ja" style:country-asian="JP"/>
    </style:style>
    <style:style style:name="T12" style:family="text">
      <style:text-properties style:font-name="Arial" fo:language="de" fo:country="DE"/>
    </style:style>
    <style:style style:name="T13" style:family="text">
      <style:text-properties fo:font-variant="normal" fo:text-transform="none" style:font-name="Symbol" fo:font-size="10pt" fo:language="de" fo:country="DE"/>
    </style:style>
    <style:style style:name="T14" style:family="text">
      <style:text-properties style:font-name="Symbol" fo:font-size="10pt" fo:language="de" fo:country="DE"/>
    </style:style>
    <style:style style:name="T15" style:family="text">
      <style:text-properties fo:color="#555555"/>
    </style:style>
    <style:style style:name="fr1" style:family="graphic" style:parent-style-name="Frame">
      <style:graphic-properties style:wrap="right" style:number-wrapped-paragraphs="no-limit" style:vertical-pos="top" style:vertical-rel="paragraph-content" style:horizontal-pos="left" style:horizontal-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date>2010-09-23T13:41:08</dc:date><text:p>&lt;!--[if !mso]&gt;</text:p><text:p>&lt;style&gt;</text:p><text:p>v\:* {behavior:url(#default#VML);}</text:p><text:p>o\:* {behavior:url(#default#VML);}</text:p><text:p>w\:* {behavior:url(#default#VML);}</text:p><text:p>.shape {behavior:url(#default#VML);}</text:p><text:p>&lt;/style&gt;</text:p><text:p>&lt;![endif]--&gt;</text:p></office:annotation><office:annotation><dc:date>2010-09-23T13:41:08</dc:date><text:p>&lt;!--[if gte mso 9]&gt;&lt;xml&gt;</text:p><text:p><text:s/>&lt;o:DocumentProperties&gt;</text:p><text:p><text:s text:c="2"/>&lt;o:Author&gt;mr&lt;/o:Author&gt;</text:p><text:p><text:s text:c="2"/>&lt;o:LastAuthor&gt;mr&lt;/o:LastAuthor&gt;</text:p><text:p><text:s text:c="2"/>&lt;o:Revision&gt;4&lt;/o:Revision&gt;</text:p><text:p><text:s text:c="2"/>&lt;o:TotalTime&gt;137&lt;/o:TotalTime&gt;</text:p><text:p><text:s text:c="2"/>&lt;o:Created&gt;2010-08-07T15:41:00Z&lt;/o:Created&gt;</text:p><text:p><text:s text:c="2"/>&lt;o:LastSaved&gt;2010-08-07T15:53:00Z&lt;/o:LastSaved&gt;</text:p><text:p><text:s text:c="2"/>&lt;o:Pages&gt;1&lt;/o:Pages&gt;</text:p><text:p><text:s text:c="2"/>&lt;o:Words&gt;340&lt;/o:Words&gt;</text:p><text:p><text:s text:c="2"/>&lt;o:Characters&gt;1942&lt;/o:Characters&gt;</text:p><text:p><text:s text:c="2"/>&lt;o:Company&gt;tu dresden&lt;/o:Company&gt;</text:p><text:p><text:s text:c="2"/>&lt;o:Lines&gt;16&lt;/o:Lines&gt;</text:p><text:p><text:s text:c="2"/>&lt;o:Paragraphs&gt;3&lt;/o:Paragraphs&gt;</text:p><text:p><text:s text:c="2"/>&lt;o:CharactersWithSpaces&gt;2384&lt;/o:CharactersWithSpaces&gt;</text:p><text:p><text:s text:c="2"/>&lt;o:Version&gt;9.2720&lt;/o:Version&gt;</text:p><text:p><text:s/>&lt;/o:DocumentProperties&gt;</text:p><text:p>&lt;/xml&gt;&lt;![endif]--&gt;</text:p></office:annotation><office:annotation><dc:date>2010-09-23T13:41:08</dc:date><text:p>&lt;!--[if gte mso 9]&gt;&lt;xml&gt;</text:p><text:p><text:s/>&lt;w:WordDocument&gt;</text:p><text:p><text:s text:c="2"/>&lt;w:Zoom&gt;75&lt;/w:Zoom&gt;</text:p><text:p><text:s text:c="2"/>&lt;w:Compatibility&gt;</text:p><text:p><text:s text:c="3"/>&lt;w:UseFELayout/&gt;</text:p><text:p><text:s text:c="2"/>&lt;/w:Compatibility&gt;</text:p><text:p><text:s/>&lt;/w:WordDocument&gt;</text:p><text:p>&lt;/xml&gt;&lt;![endif]--&gt;</text:p></office:annotation><office:annotation><dc:date>2010-09-23T13:41:08</dc:date><text:p>&lt;!--[if gte mso 9]&gt;&lt;xml&gt;</text:p><text:p><text:s/>&lt;o:shapedefaults v:ext="edit" spidmax="1037"/&gt;</text:p><text:p>&lt;/xml&gt;&lt;![endif]--&gt;</text:p></office:annotation><office:annotation><dc:date>2010-09-23T13:41:08</dc:date><text:p>&lt;!--[if gte mso 9]&gt;&lt;xml&gt;</text:p><text:p><text:s/>&lt;o:shapelayout v:ext="edit"&gt;</text:p><text:p><text:s text:c="2"/>&lt;o:idmap v:ext="edit" data="1"/&gt;</text:p><text:p><text:s/>&lt;/o:shapelayout&gt;&lt;/xml&gt;&lt;![endif]--&gt;</text:p></office:annotation> </text:p>
      <table:table table:name="Table1" table:style-name="Table1">
        <table:table-column table:style-name="Table1.A"/>
        <table:table-row>
          <table:table-cell office:value-type="string">
            <text:h text:style-name="P23" text:outline-level="2">Tomomi Okuno Home Page</text:h>
            <text:p text:style-name="P12">Querflötistin, Musiklehrerin</text:p>
            <text:p text:style-name="P17"><draw:frame draw:style-name="fr1" draw:name="Frame1" text:anchor-type="paragraph" svg:width="4.445cm" draw:z-index="0"><draw:text-box fo:min-height="0cm"><table:table table:name="Table2" table:style-name="Table2"><table:table-column table:style-name="Table2.A"/><table:table-column table:style-name="Table2.B"/><table:table-row table:style-name="Table2.1"><table:table-cell table:style-name="Table2.A1" office:value-type="string"><text:p text:style-name="P3"><office:annotation><dc:date>2010-09-23T13:41:08</dc:date><text:p>&lt;!--[if gte vml 1]&gt;&lt;v:shapetype</text:p><text:p><text:s text:c="3"/>id="_x0000_t75" coordsize="21600,21600" o:spt="75" o:preferrelative="t"</text:p><text:p><text:s text:c="3"/>path="m@4@5l@4@11@9@11@9@5xe" filled="f" stroked="f"&gt;</text:p><text:p><text:s text:c="3"/>&lt;v:stroke joinstyle="miter"/&gt;</text:p><text:p><text:s text:c="3"/>&lt;v:formulas&gt;</text:p><text:p><text:s text:c="4"/>&lt;v:f eqn="if lineDrawn pixelLineWidth 0"/&gt;</text:p><text:p><text:s text:c="4"/>&lt;v:f eqn="sum @0 1 0"/&gt;</text:p><text:p><text:s text:c="4"/>&lt;v:f eqn="sum 0 0 @1"/&gt;</text:p><text:p><text:s text:c="4"/>&lt;v:f eqn="prod @2 1 2"/&gt;</text:p><text:p><text:s text:c="4"/>&lt;v:f eqn="prod @3 21600 pixelWidth"/&gt;</text:p><text:p><text:s text:c="4"/>&lt;v:f eqn="prod @3 21600 pixelHeight"/&gt;</text:p><text:p><text:s text:c="4"/>&lt;v:f eqn="sum @0 0 1"/&gt;</text:p><text:p><text:s text:c="4"/>&lt;v:f eqn="prod @6 1 2"/&gt;</text:p><text:p><text:s text:c="4"/>&lt;v:f eqn="prod @7 21600 pixelWidth"/&gt;</text:p><text:p><text:s text:c="4"/>&lt;v:f eqn="sum @8 21600 0"/&gt;</text:p><text:p><text:s text:c="4"/>&lt;v:f eqn="prod @7 21600 pixelHeight"/&gt;</text:p><text:p><text:s text:c="4"/>&lt;v:f eqn="sum @10 21600 0"/&gt;</text:p><text:p><text:s text:c="3"/>&lt;/v:formulas&gt;</text:p><text:p><text:s text:c="3"/>&lt;v:path o:extrusionok="f" gradientshapeok="t" o:connecttype="rect"/&gt;</text:p><text:p><text:s text:c="3"/>&lt;o:lock v:ext="edit" aspectratio="t"/&gt;</text:p><text:p><text:s text:c="2"/>&lt;/v:shapetype&gt;&lt;v:shape id="_x0000_s1026" type="#_x0000_t75" style='position:absolute;</text:p><text:p><text:s text:c="3"/>left:0;text-align:left;margin-left:7.15pt;margin-top:16.05pt;width:117.35pt;</text:p><text:p><text:s text:c="3"/>height:157pt;z-index:1;mso-position-horizontal:absolute;</text:p><text:p><text:s text:c="3"/>mso-position-vertical:absolute'&gt;</text:p><text:p><text:s text:c="3"/>&lt;v:imagedata src="./Tomomi_Okuno_german_files/image001.png" o:title="tomomi"/&gt;</text:p><text:p><text:s text:c="3"/>&lt;w:wrap anchorx="page"/&gt;</text:p><text:p><text:s text:c="2"/>&lt;/v:shape&gt;&lt;![endif]--&gt;</text:p></office:annotation></text:p></table:table-cell><table:table-cell office:value-type="string"><text:p text:style-name="P3"/></table:table-cell></table:table-row><table:table-row><table:table-cell table:style-name="Table2.A1" office:value-type="string"><text:p text:style-name="P3"/></table:table-cell><table:table-cell table:style-name="Table2.A1" office:value-type="string"><text:p text:style-name="Table_20_Contents"><draw:frame draw:style-name="fr2" draw:name="graphics1" text:anchor-type="as-char" svg:width="4.128cm" svg:height="5.556cm" draw:z-index="3"><draw:image xlink:href="../image002.jpg" xlink:type="simple" xlink:show="embed" xlink:actuate="onLoad"/></draw:frame></text:p></table:table-cell></table:table-row></table:table></draw:text-box></draw:frame> </text:p>
            <text:p text:style-name="P10"> </text:p>
            <text:p text:style-name="P10"> </text:p>
            <text:p text:style-name="P10"> </text:p>
            <text:p text:style-name="P10"> </text:p>
            <text:p text:style-name="P10"/>
            <text:h text:style-name="P25" text:outline-level="2">                                                                                                        <text:span text:style-name="T1">Japanisch</text:span><text:span text:style-name="T1"><office:annotation><dc:date>2010-09-23T13:41:08</dc:date><text:p>&lt;!--[if gte vml 1]&gt;&lt;v:shape id="_x0000_i1025" type="#_x0000_t75"</text:p><text:p><text:s text:c="3"/>style='width:48.75pt;height:27pt'&gt;</text:p><text:p><text:s text:c="3"/>&lt;v:imagedata src="./Tomomi_Okuno_german_files/image003.png" o:title=""/&gt;</text:p><text:p><text:s text:c="2"/>&lt;/v:shape&gt;&lt;![endif]--&gt;</text:p></office:annotation></text:span><text:span text:style-name="T2"><draw:a xlink:type="simple" xlink:href="http://www.mcphase.de/Tomomi_Okuno_jap.htm"><draw:frame draw:style-name="fr2" draw:name="graphics2" text:anchor-type="as-char" svg:width="1.72cm" svg:height="0.953cm" draw:z-index="1"><draw:image xlink:href="../image004.jpg" xlink:type="simple" xlink:show="embed" xlink:actuate="onLoad"/></draw:frame></draw:a></text:span><text:span text:style-name="T2"> </text:span><text:span text:style-name="T1">englisch</text:span><text:span text:style-name="T1"><office:annotation><dc:date>2010-09-23T13:41:08</dc:date><text:p>&lt;!--[if gte vml 1]&gt;&lt;v:shape</text:p><text:p><text:s text:c="3"/>id="_x0000_i1030" type="#_x0000_t75" style='width:42.75pt;height:23.25pt'&gt;</text:p><text:p><text:s text:c="3"/>&lt;v:imagedata src="./Tomomi_Okuno_german_files/image005.png" o:title=""/&gt;</text:p><text:p><text:s text:c="2"/>&lt;/v:shape&gt;&lt;![endif]--&gt;</text:p></office:annotation></text:span><text:span text:style-name="T2"><draw:a xlink:type="simple" xlink:href="http://www.mcphase.de/Tomomi_Okuno.htm"><draw:frame draw:style-name="fr2" draw:name="graphics3" text:anchor-type="as-char" svg:width="1.508cm" svg:height="0.82cm" draw:z-index="2"><draw:image xlink:href="../image006.jpg" xlink:type="simple" xlink:show="embed" xlink:actuate="onLoad"/></draw:frame></draw:a></text:span></text:h>
            <text:h text:style-name="P25" text:outline-level="2"> </text:h>
            <text:h text:style-name="P24" text:outline-level="2">Kontakt</text:h>
            <text:p text:style-name="P13">Dresden, Deutschland</text:p>
            <text:p text:style-name="P10"><text:span text:style-name="T7">E-mail:</text:span> <text:a xlink:type="simple" xlink:href="mailto:eine_floete@yahoo.co.jp"><text:span text:style-name="T3">eine_floete@yahoo.co.jp</text:span></text:a></text:p>
            <text:p text:style-name="P1"/>
            <text:p text:style-name="P14">Musikunterricht in Dresden</text:p>
            <text:p text:style-name="P15">Tomomi hat einen angenehmen privaten Unterrichtsraum in Dresden und bietet Musikunterricht für QUERFLÖTE, TRAVERSFLÖTE, BLOCKFLÖTE, KLAVIER und CLAVICHORD an.</text:p>
            <text:p text:style-name="P11"> </text:p>
            <text:p text:style-name="P19"><text:span text:style-name="T8">Sie unterrichtet auch : <text:line-break/>MUSIKTHEORIE, IMPROVISIEREN, ORNAMENT PRAXIS in der Alte Musik,<text:line-break/>JAPANISCH und JAPANISCHE KULTUR (japanische Musik und Schönschreibkunst , Abakus, usw...)</text:span></text:p>
            <text:p text:style-name="P16"> </text:p>
            <text:p text:style-name="P15">Sie ist auch staatlich geprüfte Ensemble- und Chorleiterin. Wenn Sie eine Ensemble- oder Chorleiterin für Ihre Gruppe brauchen, kann sie Ihnen behilflich sein.</text:p>
            <text:p text:style-name="P4"> </text:p>
            <text:p text:style-name="P5"><text:soft-page-break/>Sie können Gruppen- oder Einzelnunterricht auswählen. Tomomis freundliche und  gepflegte Unterrichtsart wird Sie zum Lernen des Instruments anregen und Ihnen Ihre Musik zu machen helfen. Jeden Tag kleine Schritte machen einen großen Weg...  Alle Alter und Levels (von Anfänger bis Fortgeschrittene) werden unterrichtet.</text:p>
            <text:p text:style-name="P1"/>
            <text:list xml:id="list212286400" text:style-name="L1">
              <text:list-item>
                <text:p text:style-name="P6"><text:span text:style-name="T8">1998 - 2002 Konzertfach und Instrumentalpädagogik Querflöte an der Osaka University of Arts, Japan, Diplom</text:span> </text:p>
              </text:list-item>
              <text:list-item>
                <text:p text:style-name="P6"><text:span text:style-name="T8">2003 - 2005 Pädagogische Ausbildung zum Grundschullehrerin an der Bukkyo Universtität in Kyoto, Japan, Lehrerlinzenz</text:span> </text:p>
              </text:list-item>
              <text:list-item>
                <text:p text:style-name="P8"><text:span text:style-name="T12">2005 – 2007 Berufsfachschule für Musik in Dinkelsbühl, Deutschland, Hauptfach Querflöte, Staatlich geprüfte Qualifikation zur Ensemble- und Chorleiterin</text:span></text:p>
              </text:list-item>
              <text:list-item>
                <text:p text:style-name="P21"><text:span text:style-name="T8">2007 – 2009 Studium der Traversflöte an dem Konservatorium Privatuniversität in Wien</text:span></text:p>
              </text:list-item>
              <text:list-item>
                <text:p text:style-name="P21"><text:span text:style-name="T8">seit 2008 Traversflötenunterricht bei Lisa Beznosiuk, Nancy Hadden in London, Boris Kapfer in Lyon</text:span></text:p>
              </text:list-item>
            </text:list>
            <text:p text:style-name="P22"><text:span text:style-name="T13"/></text:p>
            <text:p text:style-name="P22"><text:span text:style-name="T13"/></text:p>
            <text:p text:style-name="P10"><text:span text:style-name="T10">Links</text:span><text:span text:style-name="T6"> </text:span></text:p>
            <text:list xml:id="list80731038" text:style-name="L2">
              <text:list-item>
                <text:p text:style-name="P7"><text:a xlink:type="simple" xlink:href="http://homepage.univie.ac.at/Martin.Rotter"><text:span text:style-name="T4">Dr. Martin Rotter</text:span></text:a><text:span text:style-name="T2"> </text:span><text:span text:style-name="T8">(Klarinettist, Physiker):</text:span><text:span text:style-name="T15"> </text:span><text:a xlink:type="simple" xlink:href="http://www.glasscherben.at/"><text:span text:style-name="T4">schrammel</text:span></text:a><text:a xlink:type="simple" xlink:href="http://www.glasscherben.at/"><text:span text:style-name="T5"> </text:span></text:a><text:a xlink:type="simple" xlink:href="http://www.glasscherben.at/"><text:span text:style-name="T4">musik</text:span></text:a><text:span text:style-name="T2"> </text:span><text:span text:style-name="T6">– </text:span><text:span text:style-name="T8">g-Klarinette, picksüsses Hölzl</text:span> </text:p>
              </text:list-item>
              <text:list-item>
                <text:p text:style-name="P7"><text:a xlink:type="simple" xlink:href="http://www.physics.ox.ac.uk/users/rotter/lectures/university_meets_public/rotter07_ump_physik_physmus1.ppt"><text:span text:style-name="T5">Physics of musical instruments</text:span></text:a> </text:p>
              </text:list-item>
              <text:list-item>
                <text:p text:style-name="P7"><text:a xlink:type="simple" xlink:href="http://en.wikipedia.org/wiki/Western_concert_flute"><text:span text:style-name="T4">Querflöte</text:span></text:a> </text:p>
              </text:list-item>
              <text:list-item>
                <text:p text:style-name="P7"><text:a xlink:type="simple" xlink:href="http://en.wikipedia.org/wiki/Clavichord"><text:span text:style-name="T4">Clavichord</text:span></text:a> </text:p>
              </text:list-item>
              <text:list-item>
                <text:p text:style-name="P7"><text:a xlink:type="simple" xlink:href="http://en.wikipedia.org/wiki/East_Asian_calligraphy"><text:span text:style-name="T4">Calligraphy, Japanische Schönschreibkunst</text:span></text:a><text:span text:style-name="T2"> </text:span><text:span text:style-name="T8">(shodou </text:span><text:span text:style-name="T11">書道</text:span><text:span text:style-name="T8">)</text:span> </text:p>
              </text:list-item>
              <text:list-item>
                <text:p text:style-name="P18"><text:a xlink:type="simple" xlink:href="http://en.wikipedia.org/wiki/Abacus">Abakus</text:a><text:span text:style-name="T5"> </text:span><text:span text:style-name="T9">(Soroban </text:span><text:span text:style-name="T11">そろばん</text:span><text:span text:style-name="T9">)</text:span> </text:p>
              </text:list-item>
            </text:list>
            <text:p text:style-name="P1"/>
            <text:p text:style-name="P9">Last updated 06. August, 2010</text:p>
            <text:p text:style-name="P17"> </text:p>
          </table:table-cell>
        </table:table-row>
      </table:table>
      <text:p text:style-name="P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MS Mincho" svg:font-family="'MS Mincho'"/>
    <style:font-face style:name="OpenSymbol" svg:font-family="OpenSymbol"/>
    <style:font-face style:name="Symbol" svg:font-family="Symbol"/>
    <style:font-face style:name="Times New Roman1" svg:font-family="'Times New Roman'"/>
    <style:font-face style:name="Arial1" svg:font-family="Arial" style:font-family-generic="swiss"/>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2" style:font-size-asian="12pt" style:language-asian="ja" style:country-asian="JP"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fo:language="en" fo:country="GB"/>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ext_20_body.MsoNormal" style:display-name="Text body.MsoNormal"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2" style:font-size-asian="18pt" style:font-weight-asian="bold" style:font-name-complex="Arial2"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5555ff" style:text-underline-style="solid" style:text-underline-width="auto" style:text-underline-color="font-color"/>
    </style:style>
    <style:style style:name="Footnote_20_Symbol" style:display-name="Footnote Symbol" style:family="text"/>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omomi Okuno's Home Page</dc:title>
    <dc:date>2010-09-23T13:54:04</dc:date>
    <meta:editing-duration>PT00H12M56S</meta:editing-duration>
    <meta:editing-cycles>1</meta:editing-cycles>
    <meta:document-statistic meta:table-count="2" meta:image-count="3" meta:object-count="0" meta:page-count="2" meta:paragraph-count="38" meta:word-count="243" meta:character-count="1918"/>
    <meta:generator>OpenOffice.org/3.2$Unix OpenOffice.org_project/320m19$Build-9505</meta:generator>
    <meta:user-defined meta:name="Originator">Microsoft Word 9</meta:user-defined>
    <meta:user-defined meta:name="ProgId">Word.Document</meta:user-defined>
  </office:meta>
</office:document-meta>
</file>